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0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Die Entscheidungslogik oder -sequenzierung ist fehlerhaft oder unzureichend. </text:p>
          </table:table-cell>
        </table:table-row>
        <table:table-row table:style-name="ro1">
          <table:table-cell office:value-type="string" calcext:value-type="string">
            <text:p>C0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Die Verzweigung ist fehlerhaft. 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s gibt undefinierte Schleifenabschlüsse. 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s liegen E/A-Formatfehler vor. </text:p>
          </table:table-cell>
        </table:table-row>
        <table:table-row table:style-name="ro1">
          <table:table-cell office:value-type="string" calcext:value-type="string">
            <text:p>C0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ufrufe von Unterprogrammen werden verletzt 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s gibt Fehler bei der Aufbereitung oder Verarbeitung von Eingabedaten. 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s liegen Fehler bei der Ausgabeverarbeitung vor. 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Fehler bei der Verarbeitung von Fehlermeldungen liegen vor. 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s gibt Verwirrung bei der Verwendung von Parametern. 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s gibt Fehler in Schleifenzählern. 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Beim Schreiben von Variablennamen werden Fehler gemacht. 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Variablentyp und -dimensionen werden falsch deklarier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08:51:29.629000000</meta:creation-date>
    <meta:generator>LibreOffice/24.2.0.3$Windows_X86_64 LibreOffice_project/da48488a73ddd66ea24cf16bbc4f7b9c08e9bea1</meta:generator>
    <dc:date>2024-03-18T08:54:44.704000000</dc:date>
    <meta:editing-duration>PT3M15S</meta:editing-duration>
    <meta:editing-cycles>2</meta:editing-cycles>
    <meta:document-statistic meta:table-count="1" meta:cell-count="36" meta:object-count="0"/>
  </office:meta>
</office:document-meta>
</file>